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Financial Engineering</text:p>
      <text:p text:style-name="Standard"/>
      <text:p text:style-name="Standard">We are financial consultant and we perform a analysis of a Daiwa Security sold by UBS Bank</text:p>
      <text:p text:style-name="Standard">We engage ourselves in wirting a <text:span text:style-name="T1">recommendation letter </text:span><text:span text:style-name="T2">to our clients</text:span><text:span text:style-name="T1"> </text:span><text:span text:style-name="T2">(clear, 5 pages valuable for whom?). Plus </text:span><text:span text:style-name="T1">supplementary notes </text:span><text:span text:style-name="T2">for experts (detailed, any modification of the product to make it valuable?).</text:span></text:p>
      <text:p text:style-name="Standard"/>
      <text:p text:style-name="Standard">Investment : 10 millions! (yen, US dollars, euros?) → code in percentage</text:p>
      <text:p text:style-name="Standard"/>
      <text:p text:style-name="Standard">We describe the financial product (product B):</text:p>
      <text:p text:style-name="Standard">Knock in 60% (at least 1 over 2) + knock out 105% (both)</text:p>
      <text:p text:style-name="Standard">→ Barrier option “down and in up and out”</text:p>
      <text:p text:style-name="Standard">3% interest rate per year, semi-annually compounded paid (1.5% every 6 month)</text:p>
      <text:p text:style-name="Standard"/>
      <text:p text:style-name="Standard">We specify the risks which the clients are exposed: </text:p>
      <text:p text:style-name="Standard">→ the option stops before maturity if it knock-ins then knock-outs before the 5<text:span text:style-name="T3">th</text:span> repayment evalutation date.</text:p>
      <text:p text:style-name="Standard"/>
      <text:p text:style-name="Standard"/>
      <text:p text:style-name="Standard">We analyze it using java programming language:</text:p>
      <text:p text:style-name="Standard">_ First we estimate the volatility of each 2 market prices (S&amp;P500 and Nikkei 225) over 3 or 6 months of closing prices (before it is considered as irrelevant) and the corresponding correlation (we used the values available in excel form over the internet: http://www.finances.net/indices)</text:p>
      <text:p text:style-name="Standard">_ Then we generate a loop on time, taking a time step of 1 day between open business days: we generate all the sample paths using the Geometric Brownian Motion <text:s/>for the 2 market prices, if it is a holiday nothing happens and we set -1 in the historical data (in reality, the market prices evolve, ex over a week-end 130% of the volatility over one day) </text:p>
      <text:p text:style-name="Standard">_ We only store all the values for one time step; either parameters are constant, or they are computed again using the same length of months from a new historical data; the function gain is updated, expressed in percent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WISSOCQ</meta:initial-creator>
    <meta:creation-date>2014-06-27T19:46:28.05</meta:creation-date>
    <dc:date>2014-06-30T20:36:33.88</dc:date>
    <dc:creator>Julien WISSOCQ</dc:creator>
    <meta:editing-duration>PT2H32M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14" meta:word-count="288" meta:character-count="1685"/>
  </office:meta>
</office:document-meta>
</file>